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b7a7"/>
    </style:style>
    <style:style style:name="P2" style:family="paragraph" style:parent-style-name="Standard">
      <style:text-properties officeooo:paragraph-rsid="0001b7a7" fo:background-color="#fff200"/>
    </style:style>
    <style:style style:name="P3" style:family="paragraph" style:parent-style-name="Standard">
      <style:text-properties fo:font-weight="bold" officeooo:paragraph-rsid="0001b7a7" style:font-weight-asian="bold" style:font-weight-complex="bold"/>
    </style:style>
    <style:style style:name="T1" style:family="text">
      <style:text-properties officeooo:rsid="0001b7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- ¿El lenguaje JavaScript distingue entre mayúsculas y minúsculas?</text:p>
      <text:p text:style-name="P1">a) Solamente en el código que se encuentra dentro de las etiquetas &lt;body&gt;</text:p>
      <text:p text:style-name="P1">b) Solamente en el nombre de las variables</text:p>
      <text:p text:style-name="P2">c) Distingue en todo el código JavaScript</text:p>
      <text:p text:style-name="P1">d) Solamente en el uso de las palabras clave.</text:p>
      <text:p text:style-name="P1"/>
      <text:p text:style-name="P3">2.- Para terminar una instrucción en JavaScript se utiliza:</text:p>
      <text:p text:style-name="P1">a) Un punto y coma</text:p>
      <text:p text:style-name="P1">b) La palabra clave end</text:p>
      <text:p text:style-name="P1">c) La etiqueta &lt;script&gt;</text:p>
      <text:p text:style-name="P2">d) Un punto y coma o un salto de línea</text:p>
      <text:p text:style-name="P1"/>
      <text:p text:style-name="P3">3.- ¿Cuál de los siguientes comentarios es correcto en JavaScript?</text:p>
      <text:p text:style-name="P1">a) / comentario</text:p>
      <text:p text:style-name="P1">b) */ comentario */</text:p>
      <text:p text:style-name="P2">c) //comentario</text:p>
      <text:p text:style-name="P1">d) &lt;!-- comentario--<text:span text:style-name="T1">&gt;</text:span></text:p>
      <text:p text:style-name="P1"/>
      <text:p text:style-name="P3">4.- ¿Cuál es el número más grande representable por JavaScript?</text:p>
      <text:p text:style-name="P1">a) No existe un límite</text:p>
      <text:p text:style-name="P1">b) 9.99x10^308</text:p>
      <text:p text:style-name="P1">c) 1.7976931348623157x10^308</text:p>
      <text:p text:style-name="P2">d) Ninguno de los anteriores</text:p>
      <text:p text:style-name="P1"/>
      <text:p text:style-name="P3">5.- En la expresión a+b, ¿qué parte de la expresión son las letras a y b?</text:p>
      <text:p text:style-name="P1">a) Operadores</text:p>
      <text:p text:style-name="P2">b) Operandos</text:p>
      <text:p text:style-name="P1">c) Sumas</text:p>
      <text:p text:style-name="P1">d) Incrementos</text:p>
      <text:p text:style-name="P1"/>
      <text:p text:style-name="P3">6.- ¿Cuál es el resultado de la expresión 10&lt;100? 'Verdadero' : 'Falso'?</text:p>
      <text:p text:style-name="P1">a) True</text:p>
      <text:p text:style-name="P1">b) 10&gt;100</text:p>
      <text:p text:style-name="P1">c) Falso</text:p>
      <text:p text:style-name="P2">d) Verdadero</text:p>
      <text:p text:style-name="P1"/>
      <text:p text:style-name="P3">7.- ¿Para qué sirve la palabra else en una sentencia if-else?</text:p>
      <text:p text:style-name="P1">a) Para anidar una sentencia if</text:p>
      <text:p text:style-name="P1">b) Para definir una nueva expresión condicional</text:p>
      <text:p text:style-name="P2">c) Para ejecutar instrucciones en el caso en que la expresión condicional sea falsa</text:p>
      <text:p text:style-name="P1">d) Para ejecutar instrucciones en el caso en que la expresión condicional sea verdadera</text:p>
      <text:p text:style-name="P1"/>
      <text:p text:style-name="P3">8.- ¿Qué sentencia condicional permite ejecutar instrucciones independientemente de si una</text:p>
      <text:p text:style-name="P3">condición sea verdadera o falsa?</text:p>
      <text:p text:style-name="P1">a) if</text:p>
      <text:p text:style-name="P2">b) do-while</text:p>
      <text:p text:style-name="P1">c) while</text:p>
      <text:p text:style-name="P1">d) ford) Un punto y coma o un salto de líne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6:52:39.547640694</meta:creation-date>
    <dc:date>2018-09-26T17:14:00.729447898</dc:date>
    <meta:editing-duration>PT9M52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41" meta:word-count="255" meta:character-count="1448" meta:non-whitespace-character-count="1235"/>
  </office:meta>
</office:document-meta>
</file>